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fe85" officeooo:paragraph-rsid="001ffe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Nowadays, as a sub topic of computer vision and fishery industry, fish recognition is still a challenging work not only because of various kinds of fish, but also because of the complex background of images. In this paper, we aim to classify different fish images obtained from cameras of fishing vessels. Fish detection is different with the best known and the most well-investigated object detection - face detection. Fish has more different shapes than human faces. And fish always take only a small part of the whole image. For these two reasons, it's a challenge for us to detect and classify the fish. Our work is done with Kaggle dataset. The Kaggle dataset aims to detect and classify the species of fish. The competition provides a train dataset which contains six species of tuna fish, fish but not tuna and no fish. Eight target categories are available in the dataset. The dataset is critically imbalanced, the Albacore tuna has thousands of images while the Opah has only sixty images. In order to overcome these problems we introduced two methods to improve our accuracy for the fish classification. Our approach can avoid over-fitting caused by the imbalance of training dataset. We employ the AlexNet, GoogLeNet, and VGGNet neural network for the classification. As a result of the small dataset, the VGGNet architecture performs worse than AlexNet. We propose a local region based the fish area modeling approach so that the local feature can be modeled. In order to obtain more image information and realize imbalanced datasets classification, we have done some data augmentation. In order to get better performance, we also have done some image preprocessing, and it really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14:36:02.968293563</meta:creation-date>
    <dc:date>2017-04-13T22:17:23.821797489</dc:date>
    <meta:editing-duration>PT1H51M10S</meta:editing-duration>
    <meta:editing-cycles>1</meta:editing-cycles>
    <meta:document-statistic meta:table-count="0" meta:image-count="0" meta:object-count="0" meta:page-count="1" meta:paragraph-count="2" meta:word-count="280" meta:character-count="1707" meta:non-whitespace-character-count="1429"/>
    <meta:generator>LibreOffice/5.1.6.2$Linux_X86_64 LibreOffice_project/10m0$Build-2</meta:generator>
  </office:meta>
</office:document-meta>
</file>